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9">
      <style:table-cell-properties fo:background-color="#ffffff"/>
      <style:text-properties fo:color="#a3238e" fo:font-weight="bold" style:font-weight-asian="bold" style:font-weight-complex="bold"/>
    </style:style>
    <style:style style:name="ce11" style:family="table-cell" style:parent-style-name="Default" style:data-style-name="N129">
      <style:table-cell-properties fo:background-color="#fff200"/>
      <style:text-properties fo:color="#a3238e" fo:font-weight="bold" style:font-weight-asian="bold" style:font-weight-complex="bold"/>
    </style:style>
    <style:style style:name="ce19" style:family="table-cell" style:parent-style-name="Default" style:data-style-name="N135">
      <style:table-cell-properties fo:background-color="#ffff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30">
      <style:table-cell-properties fo:background-color="#ffffff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3">
      <style:table-cell-properties fo:background-color="#ffffff"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9">
      <style:table-cell-properties fo:background-color="#ffffff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35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30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4"/>
    <style:style style:name="ce13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68.7pt" svg:y="239.24pt">
            <draw:object draw:notify-on-update-of-ranges="Sheet1.A9:Sheet1.A16 Sheet1.B9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244.52pt">
            <draw:object draw:notify-on-update-of-ranges="Sheet1.A9:Sheet1.A16 Sheet1.D9:Sheet1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83.44pt" svg:y="258.24pt">
            <draw:object draw:notify-on-update-of-ranges="Sheet1.A9:Sheet1.A16 Sheet1.E9:Sheet1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3" table:default-cell-style-name="ce7"/>
        <table:table-column table:style-name="co2" table:default-cell-style-name="Default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4"/>
        <table:table-column table:style-name="co2" table:default-cell-style-name="ce22"/>
        <table:table-column table:style-name="co2" table:default-cell-style-name="Default"/>
        <table:table-row table:style-name="ro1">
          <table:table-cell table:style-name="ce5" office:value-type="string" calcext:value-type="string">
            <text:p>T, K</text:p>
          </table:table-cell>
          <table:table-cell table:style-name="ce6" office:value-type="string" calcext:value-type="string">
            <text:p>σ, mПа</text:p>
          </table:table-cell>
          <table:table-cell table:style-name="ce5" office:value-type="string" calcext:value-type="string">
            <text:p>P, Па</text:p>
          </table:table-cell>
          <table:table-cell table:style-name="ce5" table:number-columns-repeated="5"/>
          <table:table-cell table:style-name="ce15"/>
          <table:table-cell table:style-name="ce19"/>
          <table:table-cell table:style-name="ce21"/>
          <table:table-cell/>
          <table:table-cell table:style-name="ce5"/>
          <table:table-cell table:style-name="ce5" office:value-type="string" calcext:value-type="string">
            <text:p>P, дел</text:p>
          </table:table-cell>
          <table:table-cell table:style-name="ce5" office:value-type="string" calcext:value-type="string">
            <text:p>T, С</text:p>
          </table:table-cell>
          <table:table-cell table:style-name="ce1"/>
          <table:table-cell/>
        </table:table-row>
        <table:table-row table:style-name="ro1">
          <table:table-cell table:formula="of:=[.O2]+[.$L$12]" office:value-type="float" office:value="299" calcext:value-type="float">
            <text:p>299</text:p>
          </table:table-cell>
          <table:table-cell table:formula="of:=[.C2]/4" office:value-type="float" office:value="72.4827" calcext:value-type="float">
            <text:p>72.483</text:p>
          </table:table-cell>
          <table:table-cell table:formula="of:=[.N2]*[.$M$12] - [.$M$13]" office:value-type="float" office:value="289.9308" calcext:value-type="float">
            <text:p>289.931</text:p>
          </table:table-cell>
          <table:table-cell/>
          <table:table-cell table:style-name="ce5"/>
          <table:table-cell table:number-columns-repeated="3"/>
          <table:table-cell table:style-name="ce15"/>
          <table:table-cell table:style-name="ce21"/>
          <table:table-cell table:style-name="ce28"/>
          <table:table-cell office:value-type="string" calcext:value-type="string">
            <text:p>1) U</text:p>
          </table:table-cell>
          <table:table-cell table:style-name="ce3"/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table:style-name="ce1"/>
          <table:table-cell table:style-name="ce22"/>
        </table:table-row>
        <table:table-row table:style-name="ro1">
          <table:table-cell table:formula="of:=[.O3]+[.$L$12]" office:value-type="float" office:value="303" calcext:value-type="float">
            <text:p>303</text:p>
          </table:table-cell>
          <table:table-cell table:formula="of:=[.C3]/4" office:value-type="float" office:value="72.4827" calcext:value-type="float">
            <text:p>72.483</text:p>
          </table:table-cell>
          <table:table-cell table:formula="of:=[.N3]*[.$M$12] - [.$M$13]" office:value-type="float" office:value="289.9308" calcext:value-type="float">
            <text:p>289.931</text:p>
          </table:table-cell>
          <table:table-cell/>
          <table:table-cell table:style-name="ce5"/>
          <table:table-cell table:number-columns-repeated="3"/>
          <table:table-cell table:style-name="ce15"/>
          <table:table-cell table:style-name="ce23"/>
          <table:table-cell table:style-name="ce29"/>
          <table:table-cell office:value-type="string" calcext:value-type="string">
            <text:p>2)q</text:p>
          </table:table-cell>
          <table:table-cell table:style-name="ce3"/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table:style-name="ce1"/>
          <table:table-cell table:style-name="ce22"/>
        </table:table-row>
        <table:table-row table:style-name="ro1">
          <table:table-cell table:formula="of:=[.O4]+[.$L$12]" office:value-type="float" office:value="308" calcext:value-type="float">
            <text:p>308</text:p>
          </table:table-cell>
          <table:table-cell table:formula="of:=[.C4]/4" office:value-type="float" office:value="71.99515" calcext:value-type="float">
            <text:p>71.995</text:p>
          </table:table-cell>
          <table:table-cell table:formula="of:=[.N4]*[.$M$12] - [.$M$13]" office:value-type="float" office:value="287.9806" calcext:value-type="float">
            <text:p>287.981</text:p>
          </table:table-cell>
          <table:table-cell/>
          <table:table-cell table:style-name="ce5"/>
          <table:table-cell table:number-columns-repeated="3"/>
          <table:table-cell table:style-name="ce15"/>
          <table:table-cell table:style-name="ce24"/>
          <table:table-cell table:style-name="ce29"/>
          <table:table-cell/>
          <table:table-cell table:style-name="ce3"/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2"/>
        </table:table-row>
        <table:table-row table:style-name="ro1">
          <table:table-cell table:formula="of:=[.O5]+[.$L$12]" office:value-type="float" office:value="313" calcext:value-type="float">
            <text:p>313</text:p>
          </table:table-cell>
          <table:table-cell table:formula="of:=[.C5]/4" office:value-type="float" office:value="71.5076" calcext:value-type="float">
            <text:p>71.508</text:p>
          </table:table-cell>
          <table:table-cell table:formula="of:=[.N5]*[.$M$12] - [.$M$13]" office:value-type="float" office:value="286.0304" calcext:value-type="float">
            <text:p>286.030</text:p>
          </table:table-cell>
          <table:table-cell/>
          <table:table-cell table:style-name="ce5"/>
          <table:table-cell table:number-columns-repeated="3"/>
          <table:table-cell table:style-name="ce15"/>
          <table:table-cell table:style-name="ce25"/>
          <table:table-cell table:style-name="ce29"/>
          <table:table-cell/>
          <table:table-cell table:style-name="ce3"/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2"/>
        </table:table-row>
        <table:table-row table:style-name="ro1">
          <table:table-cell table:formula="of:=[.O6]+[.$L$12]" office:value-type="float" office:value="318" calcext:value-type="float">
            <text:p>318</text:p>
          </table:table-cell>
          <table:table-cell table:formula="of:=[.C6]/4" office:value-type="float" office:value="71.5076" calcext:value-type="float">
            <text:p>71.508</text:p>
          </table:table-cell>
          <table:table-cell table:formula="of:=[.N6]*[.$M$12] - [.$M$13]" office:value-type="float" office:value="286.0304" calcext:value-type="float">
            <text:p>286.030</text:p>
          </table:table-cell>
          <table:table-cell/>
          <table:table-cell table:style-name="ce5"/>
          <table:table-cell table:number-columns-repeated="3"/>
          <table:table-cell table:style-name="ce15"/>
          <table:table-cell table:style-name="ce21"/>
          <table:table-cell table:style-name="ce29"/>
          <table:table-cell/>
          <table:table-cell table:style-name="ce3"/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2"/>
        </table:table-row>
        <table:table-row table:style-name="ro1">
          <table:table-cell table:formula="of:=[.O7]+[.$L$12]" office:value-type="float" office:value="323" calcext:value-type="float">
            <text:p>323</text:p>
          </table:table-cell>
          <table:table-cell table:formula="of:=[.C7]/4" office:value-type="float" office:value="70.04495" calcext:value-type="float">
            <text:p>70.045</text:p>
          </table:table-cell>
          <table:table-cell table:formula="of:=[.N7]*[.$M$12] - [.$M$13]" office:value-type="float" office:value="280.1798" calcext:value-type="float">
            <text:p>280.180</text:p>
          </table:table-cell>
          <table:table-cell/>
          <table:table-cell table:style-name="ce5"/>
          <table:table-cell table:number-columns-repeated="3"/>
          <table:table-cell table:style-name="ce15"/>
          <table:table-cell table:style-name="ce21"/>
          <table:table-cell table:style-name="ce29"/>
          <table:table-cell/>
          <table:table-cell table:style-name="ce3"/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2"/>
        </table:table-row>
        <table:table-row table:style-name="ro1">
          <table:table-cell table:formula="of:=[.O8]+[.$L$12]" office:value-type="float" office:value="328" calcext:value-type="float">
            <text:p>328</text:p>
          </table:table-cell>
          <table:table-cell table:formula="of:=[.C8]/4" office:value-type="float" office:value="68.5823" calcext:value-type="float">
            <text:p>68.582</text:p>
          </table:table-cell>
          <table:table-cell table:formula="of:=[.N8]*[.$M$12] - [.$M$13]" office:value-type="float" office:value="274.3292" calcext:value-type="float">
            <text:p>274.329</text:p>
          </table:table-cell>
          <table:table-cell office:value-type="string" calcext:value-type="string">
            <text:p>U, <text:s/>мПа/м^2</text:p>
          </table:table-cell>
          <table:table-cell table:style-name="ce5" office:value-type="string" calcext:value-type="string">
            <text:p>q, мПа</text:p>
          </table:table-cell>
          <table:table-cell table:style-name="ce5" office:value-type="string" calcext:value-type="string">
            <text:p>T^2, K^2</text:p>
          </table:table-cell>
          <table:table-cell table:style-name="ce5" office:value-type="string" calcext:value-type="string">
            <text:p>σ^2, mkПа</text:p>
          </table:table-cell>
          <table:table-cell office:value-type="string" calcext:value-type="string">
            <text:p>Tσ, K*Па</text:p>
          </table:table-cell>
          <table:table-cell table:style-name="ce11" office:value-type="string" calcext:value-type="string">
            <text:p>Dx</text:p>
          </table:table-cell>
          <table:table-cell table:style-name="ce18" table:formula="of:=[.F18]-[.A18]*[.A18]" office:value-type="float" office:value="126.984375" calcext:value-type="float">
            <text:p>126.98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"/>
          <table:table-cell office:value-type="float" office:value="196" calcext:value-type="float">
            <text:p>196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2"/>
        </table:table-row>
        <table:table-row table:style-name="ro1">
          <table:table-cell table:formula="of:=[.O9]+[.$L$12]" office:value-type="float" office:value="333" calcext:value-type="float">
            <text:p>333</text:p>
          </table:table-cell>
          <table:table-cell table:formula="of:=[.C9]/4" office:value-type="float" office:value="67.11965" calcext:value-type="float">
            <text:p>67.120</text:p>
          </table:table-cell>
          <table:table-cell table:formula="of:=[.N9]*[.$M$12] - [.$M$13]" office:value-type="float" office:value="268.4786" calcext:value-type="float">
            <text:p>268.479</text:p>
          </table:table-cell>
          <table:table-cell table:formula="of:=[.B9]-[.E9]" office:value-type="float" office:value="21.9114007752028" calcext:value-type="float">
            <text:p>21.911</text:p>
          </table:table-cell>
          <table:table-cell table:style-name="ce7" table:formula="of:=(-1)*[.$J$11]*[.A9]" office:value-type="float" office:value="45.2082492247972" calcext:value-type="float">
            <text:p>45.208</text:p>
          </table:table-cell>
          <table:table-cell table:formula="of:=[.A9]*[.A9]" office:value-type="float" office:value="110889" calcext:value-type="float">
            <text:p>110889</text:p>
          </table:table-cell>
          <table:table-cell table:formula="of:=[.B9]*[.B9]" office:value-type="float" office:value="4505.0474161225" calcext:value-type="float">
            <text:p>4505.047</text:p>
          </table:table-cell>
          <table:table-cell table:formula="of:=[.A9]*[.B9]" office:value-type="float" office:value="22350.84345" calcext:value-type="float">
            <text:p>22350.843</text:p>
          </table:table-cell>
          <table:table-cell table:style-name="ce11" office:value-type="string" calcext:value-type="string">
            <text:p>Dy</text:p>
          </table:table-cell>
          <table:table-cell table:style-name="ce18" table:formula="of:=[.G18]-[.B18]*[.B18]" office:value-type="float" office:value="2.37333588433739" calcext:value-type="float">
            <text:p>2.37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3"/>
          <table:table-cell office:value-type="float" office:value="193" calcext:value-type="float">
            <text:p>19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2"/>
        </table:table-row>
        <table:table-row table:style-name="ro1">
          <table:table-cell table:formula="of:=[.O10]+[.$L$12]" office:value-type="float" office:value="328" calcext:value-type="float">
            <text:p>328</text:p>
          </table:table-cell>
          <table:table-cell table:formula="of:=[.C10]/4" office:value-type="float" office:value="67.6072" calcext:value-type="float">
            <text:p>67.607</text:p>
          </table:table-cell>
          <table:table-cell table:formula="of:=[.N10]*[.$M$12] - [.$M$13]" office:value-type="float" office:value="270.4288" calcext:value-type="float">
            <text:p>270.429</text:p>
          </table:table-cell>
          <table:table-cell table:formula="of:=[.B10]-[.E10]" office:value-type="float" office:value="23.0777533161157" calcext:value-type="float">
            <text:p>23.078</text:p>
          </table:table-cell>
          <table:table-cell table:style-name="ce7" table:formula="of:=(-1)*[.$J$11]*[.A10]" office:value-type="float" office:value="44.5294466838843" calcext:value-type="float">
            <text:p>44.529</text:p>
          </table:table-cell>
          <table:table-cell table:formula="of:=[.A10]*[.A10]" office:value-type="float" office:value="107584" calcext:value-type="float">
            <text:p>107584</text:p>
          </table:table-cell>
          <table:table-cell table:formula="of:=[.B10]*[.B10]" office:value-type="float" office:value="4570.73349184" calcext:value-type="float">
            <text:p>4570.733</text:p>
          </table:table-cell>
          <table:table-cell table:formula="of:=[.A10]*[.B10]" office:value-type="float" office:value="22175.1616" calcext:value-type="float">
            <text:p>22175.162</text:p>
          </table:table-cell>
          <table:table-cell table:style-name="ce11" office:value-type="string" calcext:value-type="string">
            <text:p>Rxy</text:p>
          </table:table-cell>
          <table:table-cell table:style-name="ce18" table:formula="of:=[.H18] - [.A18]*[.B18]" office:value-type="float" office:value="-17.2394632812466" calcext:value-type="float">
            <text:p>-17.24</text:p>
          </table:table-cell>
          <table:table-cell table:style-name="ce5"/>
          <table:table-cell/>
          <table:table-cell table:style-name="ce3"/>
          <table:table-cell office:value-type="float" office:value="194" calcext:value-type="float">
            <text:p>19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2"/>
        </table:table-row>
        <table:table-row table:style-name="ro1">
          <table:table-cell table:formula="of:=[.O11]+[.$L$12]" office:value-type="float" office:value="323" calcext:value-type="float">
            <text:p>323</text:p>
          </table:table-cell>
          <table:table-cell table:formula="of:=[.C11]/4" office:value-type="float" office:value="68.09475" calcext:value-type="float">
            <text:p>68.095</text:p>
          </table:table-cell>
          <table:table-cell table:formula="of:=[.N11]*[.$M$12] - [.$M$13]" office:value-type="float" office:value="272.379" calcext:value-type="float">
            <text:p>272.379</text:p>
          </table:table-cell>
          <table:table-cell table:formula="of:=[.B11]-[.E11]" office:value-type="float" office:value="24.2441058570285" calcext:value-type="float">
            <text:p>24.244</text:p>
          </table:table-cell>
          <table:table-cell table:style-name="ce7" table:formula="of:=(-1)*[.$J$11]*[.A11]" office:value-type="float" office:value="43.8506441429715" calcext:value-type="float">
            <text:p>43.851</text:p>
          </table:table-cell>
          <table:table-cell table:formula="of:=[.A11]*[.A11]" office:value-type="float" office:value="104329" calcext:value-type="float">
            <text:p>104329</text:p>
          </table:table-cell>
          <table:table-cell table:formula="of:=[.B11]*[.B11]" office:value-type="float" office:value="4636.8949775625" calcext:value-type="float">
            <text:p>4636.895</text:p>
          </table:table-cell>
          <table:table-cell table:formula="of:=[.A11]*[.B11]" office:value-type="float" office:value="21994.60425" calcext:value-type="float">
            <text:p>21994.604</text:p>
          </table:table-cell>
          <table:table-cell table:style-name="ce11" office:value-type="string" calcext:value-type="string">
            <text:p>A, 10^-3 Па/K</text:p>
          </table:table-cell>
          <table:table-cell table:style-name="ce18" table:formula="of:=[.J10]/[.J8]" office:value-type="float" office:value="-0.135760508182574" calcext:value-type="float">
            <text:p>-0.14</text:p>
          </table:table-cell>
          <table:table-cell table:style-name="ce5"/>
          <table:table-cell/>
          <table:table-cell table:style-name="ce3"/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2"/>
        </table:table-row>
        <table:table-row table:style-name="ro1">
          <table:table-cell table:formula="of:=[.O12]+[.$L$12]" office:value-type="float" office:value="318" calcext:value-type="float">
            <text:p>318</text:p>
          </table:table-cell>
          <table:table-cell table:formula="of:=[.C12]/4" office:value-type="float" office:value="68.5823" calcext:value-type="float">
            <text:p>68.582</text:p>
          </table:table-cell>
          <table:table-cell table:formula="of:=[.N12]*[.$M$12] - [.$M$13]" office:value-type="float" office:value="274.3292" calcext:value-type="float">
            <text:p>274.329</text:p>
          </table:table-cell>
          <table:table-cell table:formula="of:=[.B12]-[.E12]" office:value-type="float" office:value="25.4104583979414" calcext:value-type="float">
            <text:p>25.410</text:p>
          </table:table-cell>
          <table:table-cell table:style-name="ce7" table:formula="of:=(-1)*[.$J$11]*[.A12]" office:value-type="float" office:value="43.1718416020586" calcext:value-type="float">
            <text:p>43.172</text:p>
          </table:table-cell>
          <table:table-cell table:formula="of:=[.A12]*[.A12]" office:value-type="float" office:value="101124" calcext:value-type="float">
            <text:p>101124</text:p>
          </table:table-cell>
          <table:table-cell table:formula="of:=[.B12]*[.B12]" office:value-type="float" office:value="4703.53187329" calcext:value-type="float">
            <text:p>4703.532</text:p>
          </table:table-cell>
          <table:table-cell table:formula="of:=[.A12]*[.B12]" office:value-type="float" office:value="21809.1714" calcext:value-type="float">
            <text:p>21809.171</text:p>
          </table:table-cell>
          <table:table-cell table:style-name="ce11" office:value-type="string" calcext:value-type="string">
            <text:p>b, Па</text:p>
          </table:table-cell>
          <table:table-cell table:style-name="ce1" table:formula="of:=[.B18]-[.J11]*[.A18]" office:value-type="float" office:value="112.102091645125" calcext:value-type="float">
            <text:p>112.1</text:p>
          </table:table-cell>
          <table:table-cell table:style-name="ce5"/>
          <table:table-cell office:value-type="float" office:value="273" calcext:value-type="float">
            <text:p>273</text:p>
          </table:table-cell>
          <table:table-cell office:value-type="float" office:value="1.9502" calcext:value-type="float">
            <text:p>1.9502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2"/>
        </table:table-row>
        <table:table-row table:style-name="ro1">
          <table:table-cell table:formula="of:=[.O13]+[.$L$12]" office:value-type="float" office:value="313" calcext:value-type="float">
            <text:p>313</text:p>
          </table:table-cell>
          <table:table-cell table:formula="of:=[.C13]/4" office:value-type="float" office:value="69.5574" calcext:value-type="float">
            <text:p>69.557</text:p>
          </table:table-cell>
          <table:table-cell table:formula="of:=[.N13]*[.$M$12] - [.$M$13]" office:value-type="float" office:value="278.2296" calcext:value-type="float">
            <text:p>278.230</text:p>
          </table:table-cell>
          <table:table-cell table:formula="of:=[.B13]-[.E13]" office:value-type="float" office:value="27.0643609388543" calcext:value-type="float">
            <text:p>27.064</text:p>
          </table:table-cell>
          <table:table-cell table:style-name="ce7" table:formula="of:=(-1)*[.$J$11]*[.A13]" office:value-type="float" office:value="42.4930390611457" calcext:value-type="float">
            <text:p>42.493</text:p>
          </table:table-cell>
          <table:table-cell table:formula="of:=[.A13]*[.A13]" office:value-type="float" office:value="97969" calcext:value-type="float">
            <text:p>97969</text:p>
          </table:table-cell>
          <table:table-cell table:formula="of:=[.B13]*[.B13]" office:value-type="float" office:value="4838.23189476" calcext:value-type="float">
            <text:p>4838.232</text:p>
          </table:table-cell>
          <table:table-cell table:formula="of:=[.A13]*[.B13]" office:value-type="float" office:value="21771.4662" calcext:value-type="float">
            <text:p>21771.466</text:p>
          </table:table-cell>
          <table:table-cell table:style-name="ce11" office:value-type="string" calcext:value-type="string">
            <text:p>Da, 10^-3 Па/K</text:p>
          </table:table-cell>
          <table:table-cell table:style-name="ce18" table:formula="of:=[.K8]*SQRT((1/([.K9]-2))*(([.J9]/[.J8]) - [.J11]*[.J11]))" office:value-type="float" office:value="0.013141993843959" calcext:value-type="float">
            <text:p>0.01</text:p>
          </table:table-cell>
          <table:table-cell table:style-name="ce5"/>
          <table:table-cell/>
          <table:table-cell table:style-name="ce18" table:formula="of:=107.91" office:value-type="float" office:value="107.91" calcext:value-type="float">
            <text:p>107.91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2"/>
        </table:table-row>
        <table:table-row table:style-name="ro1">
          <table:table-cell table:formula="of:=[.O14]+[.$L$12]" office:value-type="float" office:value="308" calcext:value-type="float">
            <text:p>308</text:p>
          </table:table-cell>
          <table:table-cell table:formula="of:=[.C14]/4" office:value-type="float" office:value="70.5325" calcext:value-type="float">
            <text:p>70.533</text:p>
          </table:table-cell>
          <table:table-cell table:formula="of:=[.N14]*[.$M$12] - [.$M$13]" office:value-type="float" office:value="282.13" calcext:value-type="float">
            <text:p>282.130</text:p>
          </table:table-cell>
          <table:table-cell table:formula="of:=[.B14]-[.E14]" office:value-type="float" office:value="28.7182634797671" calcext:value-type="float">
            <text:p>28.718</text:p>
          </table:table-cell>
          <table:table-cell table:style-name="ce7" table:formula="of:=(-1)*[.$J$11]*[.A14]" office:value-type="float" office:value="41.8142365202329" calcext:value-type="float">
            <text:p>41.814</text:p>
          </table:table-cell>
          <table:table-cell table:formula="of:=[.A14]*[.A14]" office:value-type="float" office:value="94864" calcext:value-type="float">
            <text:p>94864</text:p>
          </table:table-cell>
          <table:table-cell table:formula="of:=[.B14]*[.B14]" office:value-type="float" office:value="4974.83355625" calcext:value-type="float">
            <text:p>4974.834</text:p>
          </table:table-cell>
          <table:table-cell table:formula="of:=[.A14]*[.B14]" office:value-type="float" office:value="21724.01" calcext:value-type="float">
            <text:p>21724.010</text:p>
          </table:table-cell>
          <table:table-cell table:style-name="ce11" office:value-type="string" calcext:value-type="string">
            <text:p>Db</text:p>
          </table:table-cell>
          <table:table-cell table:style-name="ce18" table:formula="of:=[.J13]*SQRT([.J8])" office:value-type="float" office:value="0.148093638126988" calcext:value-type="float">
            <text:p>0.15</text:p>
          </table:table-cell>
          <table:table-cell table:style-name="ce5"/>
          <table:table-cell/>
          <table:table-cell table:style-name="ce1"/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/>
        </table:table-row>
        <table:table-row table:style-name="ro1">
          <table:table-cell table:formula="of:=[.O15]+[.$L$12]" office:value-type="float" office:value="303" calcext:value-type="float">
            <text:p>303</text:p>
          </table:table-cell>
          <table:table-cell table:formula="of:=[.C15]/4" office:value-type="float" office:value="71.02005" calcext:value-type="float">
            <text:p>71.020</text:p>
          </table:table-cell>
          <table:table-cell table:formula="of:=[.N15]*[.$M$12] - [.$M$13]" office:value-type="float" office:value="284.0802" calcext:value-type="float">
            <text:p>284.080</text:p>
          </table:table-cell>
          <table:table-cell table:formula="of:=[.B15]-[.E15]" office:value-type="float" office:value="29.88461602068" calcext:value-type="float">
            <text:p>29.885</text:p>
          </table:table-cell>
          <table:table-cell table:style-name="ce7" table:formula="of:=(-1)*[.$J$11]*[.A15]" office:value-type="float" office:value="41.13543397932" calcext:value-type="float">
            <text:p>41.135</text:p>
          </table:table-cell>
          <table:table-cell table:formula="of:=[.A15]*[.A15]" office:value-type="float" office:value="91809" calcext:value-type="float">
            <text:p>91809</text:p>
          </table:table-cell>
          <table:table-cell table:formula="of:=[.B15]*[.B15]" office:value-type="float" office:value="5043.8475020025" calcext:value-type="float">
            <text:p>5043.848</text:p>
          </table:table-cell>
          <table:table-cell table:formula="of:=[.A15]*[.B15]" office:value-type="float" office:value="21519.07515" calcext:value-type="float">
            <text:p>21519.075</text:p>
          </table:table-cell>
          <table:table-cell table:style-name="ce11" office:value-type="string" calcext:value-type="string">
            <text:p>Ea</text:p>
          </table:table-cell>
          <table:table-cell table:style-name="ce18" table:formula="of:=ABS([.J13]/[.J11])" office:value-type="float" office:value="0.096802774384767" calcext:value-type="float">
            <text:p>0.10</text:p>
          </table:table-cell>
          <table:table-cell table:style-name="ce5"/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/>
        </table:table-row>
        <table:table-row table:style-name="ro1">
          <table:table-cell table:formula="of:=[.O16]+[.$L$12]" office:value-type="float" office:value="299" calcext:value-type="float">
            <text:p>299</text:p>
          </table:table-cell>
          <table:table-cell table:formula="of:=[.C16]/4" office:value-type="float" office:value="71.5076" calcext:value-type="float">
            <text:p>71.508</text:p>
          </table:table-cell>
          <table:table-cell table:formula="of:=[.N16]*[.$M$12] - [.$M$13]" office:value-type="float" office:value="286.0304" calcext:value-type="float">
            <text:p>286.030</text:p>
          </table:table-cell>
          <table:table-cell table:formula="of:=[.B16]-[.E16]" office:value-type="float" office:value="30.9152080534103" calcext:value-type="float">
            <text:p>30.915</text:p>
          </table:table-cell>
          <table:table-cell table:style-name="ce7" table:formula="of:=(-1)*[.$J$11]*[.A16]" office:value-type="float" office:value="40.5923919465897" calcext:value-type="float">
            <text:p>40.592</text:p>
          </table:table-cell>
          <table:table-cell table:formula="of:=[.A16]*[.A16]" office:value-type="float" office:value="89401" calcext:value-type="float">
            <text:p>89401</text:p>
          </table:table-cell>
          <table:table-cell table:formula="of:=[.B16]*[.B16]" office:value-type="float" office:value="5113.33685776" calcext:value-type="float">
            <text:p>5113.337</text:p>
          </table:table-cell>
          <table:table-cell table:formula="of:=[.A16]*[.B16]" office:value-type="float" office:value="21380.7724" calcext:value-type="float">
            <text:p>21380.772</text:p>
          </table:table-cell>
          <table:table-cell table:style-name="ce11" office:value-type="string" calcext:value-type="string">
            <text:p>Eb</text:p>
          </table:table-cell>
          <table:table-cell table:style-name="ce7" table:formula="of:=ABS([.J14]/[.J12])" office:value-type="float" office:value="0.00132106043655099" calcext:value-type="float">
            <text:p>0.001</text:p>
          </table:table-cell>
          <table:table-cell table:style-name="ce5"/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/>
        </table:table-row>
        <table:table-row table:style-name="ro1">
          <table:table-cell table:style-name="ce5" table:number-columns-repeated="4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style-name="ce5" table:formula="of:=AVERAGE([.A9:.A16])" office:value-type="float" office:value="315.625" calcext:value-type="float">
            <text:p>315.625</text:p>
          </table:table-cell>
          <table:table-cell table:formula="of:=AVERAGE([.B9:.B16])" office:value-type="float" office:value="69.25268125" calcext:value-type="float">
            <text:p>69.253</text:p>
          </table:table-cell>
          <table:table-cell table:style-name="ce5" table:number-columns-repeated="2"/>
          <table:table-cell/>
          <table:table-cell table:style-name="ce7" table:formula="of:=AVERAGE([.F9:.F16])" office:value-type="float" office:value="99746.125" calcext:value-type="float">
            <text:p>99746.125</text:p>
          </table:table-cell>
          <table:table-cell table:formula="of:=AVERAGE([.G9:.G16])" office:value-type="float" office:value="4798.30719619844" calcext:value-type="float">
            <text:p>4798.307</text:p>
          </table:table-cell>
          <table:table-cell table:formula="of:=AVERAGE([.H9:.H16])" office:value-type="float" office:value="21840.63805625" calcext:value-type="float">
            <text:p>21840.638</text:p>
          </table:table-cell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5"/>
          <table:table-cell table:style-name="ce11"/>
          <table:table-cell table:style-name="ce17"/>
          <table:table-cell table:style-name="ce1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5"/>
          <table:table-cell table:style-name="ce11"/>
          <table:table-cell table:style-name="ce18"/>
          <table:table-cell table:style-name="ce14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5"/>
          <table:table-cell table:style-name="ce11"/>
          <table:table-cell table:style-name="ce20"/>
          <table:table-cell table:style-name="ce5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5"/>
          <table:table-cell table:style-name="ce11"/>
          <table:table-cell table:style-name="ce7"/>
          <table:table-cell table:style-name="ce5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5"/>
          <table:table-cell table:style-name="ce11"/>
          <table:table-cell table:style-name="ce12"/>
          <table:table-cell table:style-name="ce5"/>
          <table:table-cell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3"/>
          <table:table-cell table:number-columns-repeated="5"/>
          <table:table-cell table:style-name="ce11"/>
          <table:table-cell table:style-name="ce18"/>
          <table:table-cell table:style-name="ce5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5"/>
          <table:table-cell table:style-name="ce11"/>
          <table:table-cell table:style-name="ce18"/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11:05:15.478614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54:52.862352144</meta:creation-date>
    <dc:date>2018-05-02T12:37:45.436688040</dc:date>
    <meta:editing-duration>PT6H5M38S</meta:editing-duration>
    <meta:editing-cycles>72</meta:editing-cycles>
    <meta:generator>LibreOffice/5.4.6.2$Linux_X86_64 LibreOffice_project/40m0$Build-2</meta:generator>
    <meta:document-statistic meta:table-count="1" meta:cell-count="1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plus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9:Sheet1.B16" svg:x="0.32cm" svg:y="0.18cm" svg:width="15.36cm" svg:height="8.64cm">
          <chartooo:coordinate-region svg:x="0.941cm" svg:y="0.379cm" svg:width="14.459cm" svg:height="7.794cm"/>
          <chart:axis chart:dimension="x" chart:name="primary-x" chart:style-name="ch3"/>
          <chart:axis chart:dimension="y" chart:name="primary-y" chart:style-name="ch4"/>
          <chart:series chart:style-name="ch5" chart:values-cell-range-address="Sheet1.B9:Sheet1.B16" chart:class="chart:scatter">
            <chart:domain table:cell-range-address="Sheet1.A9:Sheet1.A16"/>
            <chart:regression-curve chart:style-name="ch6"/>
            <chart:data-point chart:repeated="4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">
                <text:p>333</text:p>
                <draw:g>
                  <svg:desc>Sheet1.A9:Sheet1.A16</svg:desc>
                </draw:g>
              </table:table-cell>
              <table:table-cell office:value-type="float" office:value="67.11965">
                <text:p>67.11965</text:p>
                <draw:g>
                  <svg:desc>Sheet1.B9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67.6072">
                <text:p>67.6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68.09475">
                <text:p>68.0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68.5823">
                <text:p>68.5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69.5574">
                <text:p>69.5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">
                <text:p>308</text:p>
              </table:table-cell>
              <table:table-cell office:value-type="float" office:value="70.5325">
                <text:p>70.5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71.02005">
                <text:p>71.02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71.5076">
                <text:p>71.5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inimum="1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plus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9:Sheet1.A16 Sheet1.D9:Sheet1.D16" svg:x="0.32cm" svg:y="0.18cm" svg:width="15.36cm" svg:height="8.64cm">
          <chartooo:coordinate-region svg:x="0.941cm" svg:y="0.379cm" svg:width="14.459cm" svg:height="7.794cm"/>
          <chart:axis chart:dimension="x" chart:name="primary-x" chart:style-name="ch3"/>
          <chart:axis chart:dimension="y" chart:name="primary-y" chart:style-name="ch4"/>
          <chart:series chart:style-name="ch5" chart:values-cell-range-address="Sheet1.D9:Sheet1.D16" chart:class="chart:scatter">
            <chart:domain table:cell-range-address="Sheet1.A9:Sheet1.A16"/>
            <chart:regression-curve chart:style-name="ch6"/>
            <chart:data-point/>
            <chart:data-point chart:style-name="ch7" chart:repeated="5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">
                <text:p>333</text:p>
                <draw:g>
                  <svg:desc>Sheet1.A9:Sheet1.A16</svg:desc>
                </draw:g>
              </table:table-cell>
              <table:table-cell office:value-type="float" office:value="21.9114007752028">
                <text:p>21.9114007752028</text:p>
                <draw:g>
                  <svg:desc>Sheet1.D9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23.0777533161157">
                <text:p>23.0777533161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24.2441058570285">
                <text:p>24.2441058570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25.4104583979414">
                <text:p>25.4104583979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27.0643609388543">
                <text:p>27.0643609388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">
                <text:p>308</text:p>
              </table:table-cell>
              <table:table-cell office:value-type="float" office:value="28.7182634797671">
                <text:p>28.7182634797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29.88461602068">
                <text:p>29.88461602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30.9152080534103">
                <text:p>30.9152080534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9:Sheet1.A16 Sheet1.E9:Sheet1.E16" svg:x="0.32cm" svg:y="0.18cm" svg:width="15.36cm" svg:height="8.64cm">
          <chartooo:coordinate-region svg:x="1.603cm" svg:y="0.379cm" svg:width="13.797cm" svg:height="7.794cm"/>
          <chart:axis chart:dimension="x" chart:name="primary-x" chart:style-name="ch3"/>
          <chart:axis chart:dimension="y" chart:name="primary-y" chart:style-name="ch4"/>
          <chart:series chart:style-name="ch5" chart:values-cell-range-address="Sheet1.E9:Sheet1.E16" chart:class="chart:scatter">
            <chart:domain table:cell-range-address="Sheet1.A9:Sheet1.A16"/>
            <chart:regression-curve chart:style-name="ch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">
                <text:p>333</text:p>
                <draw:g>
                  <svg:desc>Sheet1.A9:Sheet1.A16</svg:desc>
                </draw:g>
              </table:table-cell>
              <table:table-cell office:value-type="float" office:value="45.2082492247972">
                <text:p>45.2082492247972</text:p>
                <draw:g>
                  <svg:desc>Sheet1.E9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44.5294466838843">
                <text:p>44.5294466838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43.8506441429715">
                <text:p>43.8506441429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43.1718416020586">
                <text:p>43.1718416020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42.4930390611457">
                <text:p>42.4930390611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">
                <text:p>308</text:p>
              </table:table-cell>
              <table:table-cell office:value-type="float" office:value="41.8142365202329">
                <text:p>41.8142365202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41.13543397932">
                <text:p>41.13543397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40.5923919465897">
                <text:p>40.59239194658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